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1in" svg:height="3.5437in" svg:x="0.7031in" svg:y="1.6665in">
            <draw:object draw:notify-on-update-of-ranges="Sheet1.A1:Sheet1.A1 Sheet1.A2:Sheet1.A7 Sheet1.B1:Sheet1.B1 Sheet1.B2:Sheet1.B7 Sheet1.C1:Sheet1.C1 Sheet1.C2:Sheet1.C7 Sheet1.D1:Sheet1.D1 Sheet1.D2:Sheet1.D7 Sheet1.E1:Sheet1.E1 Sheet1.E2:Sheet1.E7 Sheet1.F1:Sheet1.F1 Sheet1.F2:Sheet1.F7 Sheet1.G1:Sheet1.G1 Sheet1.G2:Sheet1.G7 Sheet1.H1:Sheet1.H1 Sheet1.H2:Sheet1.H7 Sheet1.I1:Sheet1.I1 Sheet1.I2:Sheet1.I7 Sheet1.J1:Sheet1.J1 Sheet1.J2:Sheet1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names</text:p>
          </table:table-cell>
          <table:table-cell table:style-name="ce1" office:value-type="string" calcext:value-type="string">
            <text:p>Glucose</text:p>
          </table:table-cell>
          <table:table-cell table:style-name="ce1" office:value-type="string" calcext:value-type="string">
            <text:p>Propionate</text:p>
          </table:table-cell>
          <table:table-cell table:style-name="ce1" office:value-type="string" calcext:value-type="string">
            <text:p>Butyrate</text:p>
          </table:table-cell>
          <table:table-cell table:style-name="ce1" office:value-type="string" calcext:value-type="string">
            <text:p>Xylose</text:p>
          </table:table-cell>
          <table:table-cell table:style-name="ce1" office:value-type="string" calcext:value-type="string">
            <text:p>Pyruvate</text:p>
          </table:table-cell>
          <table:table-cell table:style-name="ce1" office:value-type="string" calcext:value-type="string">
            <text:p>Acetate</text:p>
          </table:table-cell>
          <table:table-cell table:style-name="ce1" office:value-type="string" calcext:value-type="string">
            <text:p>Isobutanol</text:p>
          </table:table-cell>
          <table:table-cell table:style-name="ce1" office:value-type="string" calcext:value-type="string">
            <text:p>Succinate</text:p>
          </table:table-cell>
          <table:table-cell table:style-name="ce1" office:value-type="string" calcext:value-type="string">
            <text:p>Isocitrate</text:p>
          </table:table-cell>
        </table:table-row>
        <table:table-row table:style-name="ro1">
          <table:table-cell office:value-type="string" calcext:value-type="string">
            <text:p>xAMINOACI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77509E-018" calcext:value-type="float">
            <text:p>6.577509E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BIOMA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77509E-018" calcext:value-type="float">
            <text:p>6.577509E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PI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77509E-021" calcext:value-type="float">
            <text:p>6.577509E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AC_EM</text:p>
          </table:table-cell>
          <table:table-cell office:value-type="float" office:value="-5.033826E-033" calcext:value-type="float">
            <text:p>-5.033826E-33</text:p>
          </table:table-cell>
          <table:table-cell office:value-type="float" office:value="2.778233E-033" calcext:value-type="float">
            <text:p>2.778233E-33</text:p>
          </table:table-cell>
          <table:table-cell office:value-type="float" office:value="0" calcext:value-type="float">
            <text:p>0</text:p>
          </table:table-cell>
          <table:table-cell office:value-type="float" office:value="-5.033826E-033" calcext:value-type="float">
            <text:p>-5.033826E-33</text:p>
          </table:table-cell>
          <table:table-cell office:value-type="float" office:value="-1.729647E-033" calcext:value-type="float">
            <text:p>-1.729647E-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OOL_FA_LP</text:p>
          </table:table-cell>
          <table:table-cell office:value-type="float" office:value="-6.831598E-033" calcext:value-type="float">
            <text:p>-6.831598E-33</text:p>
          </table:table-cell>
          <table:table-cell office:value-type="float" office:value="-3.91597E-034" calcext:value-type="float">
            <text:p>-3.91597E-34</text:p>
          </table:table-cell>
          <table:table-cell office:value-type="float" office:value="0" calcext:value-type="float">
            <text:p>0</text:p>
          </table:table-cell>
          <table:table-cell office:value-type="float" office:value="-6.831598E-033" calcext:value-type="float">
            <text:p>-6.831598E-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71865E-031" calcext:value-type="float">
            <text:p>1.071865E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300102</text:p>
          </table:table-cell>
          <table:table-cell office:value-type="float" office:value="4.576566E-034" calcext:value-type="float">
            <text:p>4.576566E-34</text:p>
          </table:table-cell>
          <table:table-cell office:value-type="float" office:value="-2.23426E-017" calcext:value-type="float">
            <text:p>-2.23426E-17</text:p>
          </table:table-cell>
          <table:table-cell office:value-type="float" office:value="0" calcext:value-type="float">
            <text:p>0</text:p>
          </table:table-cell>
          <table:table-cell office:value-type="float" office:value="4.576566E-034" calcext:value-type="float">
            <text:p>4.576566E-34</text:p>
          </table:table-cell>
          <table:table-cell office:value-type="float" office:value="-3.85186E-034" calcext:value-type="float">
            <text:p>-3.85186E-34</text:p>
          </table:table-cell>
          <table:table-cell office:value-type="float" office:value="1.466093E-018" calcext:value-type="float">
            <text:p>1.466093E-18</text:p>
          </table:table-cell>
          <table:table-cell office:value-type="float" office:value="-1.051782E-016" calcext:value-type="float">
            <text:p>-1.051782E-16</text:p>
          </table:table-cell>
          <table:table-cell office:value-type="float" office:value="-1.076851E-020" calcext:value-type="float">
            <text:p>-1.076851E-20</text:p>
          </table:table-cell>
          <table:table-cell office:value-type="float" office:value="-1.367158E-033" calcext:value-type="float">
            <text:p>-1.367158E-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minutes number:style="long"/>
      <number:text>:</number:text>
      <number:seconds number:style="long"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55">
      <number:day/>
      <number:text>-</number:text>
      <number:month number:textual="true"/>
    </number:date-style>
    <number:time-style style:name="N126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>
      <number:hours/>
      <number:text>:</number:text>
      <number:minutes number:style="long"/>
    </number:time-style>
    <number:date-style style:name="N124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3:41:23.726099265</meta:creation-date>
    <dc:date>2023-06-23T01:56:21.122380101</dc:date>
    <meta:editing-duration>PT1H42M38S</meta:editing-duration>
    <meta:editing-cycles>4</meta:editing-cycles>
    <meta:generator>LibreOffice/7.3.7.2$Linux_X86_64 LibreOffice_project/30$Build-2</meta:generator>
    <meta:document-statistic meta:table-count="1" meta:cell-count="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8cm" svg:height="9.002cm" xlink:href=".." xlink:type="simple" chart:class="chart:bar" chart:style-name="ch1">
        <chart:title svg:x="7.474cm" svg:y="0.316cm" chart:style-name="ch2">
          <text:p>stuff</text:p>
        </chart:title>
        <chart:legend chart:legend-position="end" svg:x="13.593cm" svg:y="2.21cm" style:legend-expansion="high" chart:style-name="ch3"/>
        <chart:plot-area chart:style-name="ch4" table:cell-range-address="Sheet1.A1:Sheet1.J7" chart:data-source-has-labels="both" svg:x="0.319cm" svg:y="1.275cm" svg:width="12.955cm" svg:height="7.547cm">
          <chart:coordinate-region svg:x="1.866cm" svg:y="1.474cm" svg:width="11.408cm" svg:height="7.149cm"/>
          <chart:axis chart:dimension="x" chart:name="primary-x" chart:style-name="ch5" chartooo:axis-type="auto">
            <chartooo:date-scale/>
            <chart:categories table:cell-range-address="Sheet1.A2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7" chart:label-cell-address="Sheet1.B1:Sheet1.B1" chart:class="chart:bar">
            <chart:data-point chart:repeated="6"/>
          </chart:series>
          <chart:series chart:style-name="ch9" chart:values-cell-range-address="Sheet1.C2:Sheet1.C7" chart:label-cell-address="Sheet1.C1:Sheet1.C1" chart:class="chart:bar">
            <chart:data-point chart:repeated="6"/>
          </chart:series>
          <chart:series chart:style-name="ch10" chart:values-cell-range-address="Sheet1.D2:Sheet1.D7" chart:label-cell-address="Sheet1.D1:Sheet1.D1" chart:class="chart:bar">
            <chart:data-point chart:repeated="6"/>
          </chart:series>
          <chart:series chart:style-name="ch11" chart:values-cell-range-address="Sheet1.E2:Sheet1.E7" chart:label-cell-address="Sheet1.E1:Sheet1.E1" chart:class="chart:bar">
            <chart:data-point chart:repeated="6"/>
          </chart:series>
          <chart:series chart:style-name="ch12" chart:values-cell-range-address="Sheet1.F2:Sheet1.F7" chart:label-cell-address="Sheet1.F1:Sheet1.F1" chart:class="chart:bar">
            <chart:data-point chart:repeated="6"/>
          </chart:series>
          <chart:series chart:style-name="ch13" chart:values-cell-range-address="Sheet1.G2:Sheet1.G7" chart:label-cell-address="Sheet1.G1:Sheet1.G1" chart:class="chart:bar">
            <chart:data-point chart:repeated="6"/>
          </chart:series>
          <chart:series chart:style-name="ch14" chart:values-cell-range-address="Sheet1.H2:Sheet1.H7" chart:label-cell-address="Sheet1.H1:Sheet1.H1" chart:class="chart:bar">
            <chart:data-point chart:repeated="6"/>
          </chart:series>
          <chart:series chart:style-name="ch15" chart:values-cell-range-address="Sheet1.I2:Sheet1.I7" chart:label-cell-address="Sheet1.I1:Sheet1.I1" chart:class="chart:bar">
            <chart:data-point chart:repeated="6"/>
          </chart:series>
          <chart:series chart:style-name="ch16" chart:values-cell-range-address="Sheet1.J2:Sheet1.J7" chart:label-cell-address="Sheet1.J1:Sheet1.J1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ucose</text:p>
                <draw:g>
                  <svg:desc>Sheet1.B1:Sheet1.B1</svg:desc>
                </draw:g>
              </table:table-cell>
              <table:table-cell office:value-type="string">
                <text:p>Propionate</text:p>
                <draw:g>
                  <svg:desc>Sheet1.C1:Sheet1.C1</svg:desc>
                </draw:g>
              </table:table-cell>
              <table:table-cell office:value-type="string">
                <text:p>Butyrate</text:p>
                <draw:g>
                  <svg:desc>Sheet1.D1:Sheet1.D1</svg:desc>
                </draw:g>
              </table:table-cell>
              <table:table-cell office:value-type="string">
                <text:p>Xylose</text:p>
                <draw:g>
                  <svg:desc>Sheet1.E1:Sheet1.E1</svg:desc>
                </draw:g>
              </table:table-cell>
              <table:table-cell office:value-type="string">
                <text:p>Pyruvate</text:p>
                <draw:g>
                  <svg:desc>Sheet1.F1:Sheet1.F1</svg:desc>
                </draw:g>
              </table:table-cell>
              <table:table-cell office:value-type="string">
                <text:p>Acetate</text:p>
                <draw:g>
                  <svg:desc>Sheet1.G1:Sheet1.G1</svg:desc>
                </draw:g>
              </table:table-cell>
              <table:table-cell office:value-type="string">
                <text:p>Isobutanol</text:p>
                <draw:g>
                  <svg:desc>Sheet1.H1:Sheet1.H1</svg:desc>
                </draw:g>
              </table:table-cell>
              <table:table-cell office:value-type="string">
                <text:p>Succinate</text:p>
                <draw:g>
                  <svg:desc>Sheet1.I1:Sheet1.I1</svg:desc>
                </draw:g>
              </table:table-cell>
              <table:table-cell office:value-type="string">
                <text:p>Isocitrat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AMINOACID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D2:Sheet1.D7</svg:desc>
                </draw:g>
              </table:table-cell>
              <table:table-cell office:value-type="float" office:value="0">
                <text:p>0</text:p>
                <draw:g>
                  <svg:desc>Sheet1.E2:Sheet1.E7</svg:desc>
                </draw:g>
              </table:table-cell>
              <table:table-cell office:value-type="float" office:value="0">
                <text:p>0</text:p>
                <draw:g>
                  <svg:desc>Sheet1.F2:Sheet1.F7</svg:desc>
                </draw:g>
              </table:table-cell>
              <table:table-cell office:value-type="float" office:value="0">
                <text:p>0</text:p>
                <draw:g>
                  <svg:desc>Sheet1.G2:Sheet1.G7</svg:desc>
                </draw:g>
              </table:table-cell>
              <table:table-cell office:value-type="float" office:value="6.577509E-018">
                <text:p>6.577509E-018</text:p>
                <draw:g>
                  <svg:desc>Sheet1.H2:Sheet1.H7</svg:desc>
                </draw:g>
              </table:table-cell>
              <table:table-cell office:value-type="float" office:value="0">
                <text:p>0</text:p>
                <draw:g>
                  <svg:desc>Sheet1.I2:Sheet1.I7</svg:desc>
                </draw:g>
              </table:table-cell>
              <table:table-cell office:value-type="float" office:value="0">
                <text:p>0</text:p>
                <draw:g>
                  <svg:desc>Sheet1.J2:Sheet1.J7</svg:desc>
                </draw:g>
              </table:table-cell>
            </table:table-row>
            <table:table-row>
              <table:table-cell office:value-type="string">
                <text:p>xBIOMAS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77509E-018">
                <text:p>6.577509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IPI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77509E-021">
                <text:p>6.577509E-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POOL_AC_EM</text:p>
              </table:table-cell>
              <table:table-cell office:value-type="float" office:value="-5.033826E-033">
                <text:p>-5.033826E-033</text:p>
              </table:table-cell>
              <table:table-cell office:value-type="float" office:value="2.778233E-033">
                <text:p>2.778233E-033</text:p>
              </table:table-cell>
              <table:table-cell office:value-type="float" office:value="0">
                <text:p>0</text:p>
              </table:table-cell>
              <table:table-cell office:value-type="float" office:value="-5.033826E-033">
                <text:p>-5.033826E-033</text:p>
              </table:table-cell>
              <table:table-cell office:value-type="float" office:value="-1.729647E-033">
                <text:p>-1.729647E-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POOL_FA_LP</text:p>
              </table:table-cell>
              <table:table-cell office:value-type="float" office:value="-6.831598E-033">
                <text:p>-6.831598E-033</text:p>
              </table:table-cell>
              <table:table-cell office:value-type="float" office:value="-3.91597E-034">
                <text:p>-3.91597E-034</text:p>
              </table:table-cell>
              <table:table-cell office:value-type="float" office:value="0">
                <text:p>0</text:p>
              </table:table-cell>
              <table:table-cell office:value-type="float" office:value="-6.831598E-033">
                <text:p>-6.831598E-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71865E-031">
                <text:p>1.071865E-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300102</text:p>
              </table:table-cell>
              <table:table-cell office:value-type="float" office:value="4.576566E-034">
                <text:p>4.576566E-034</text:p>
              </table:table-cell>
              <table:table-cell office:value-type="float" office:value="-2.23426E-017">
                <text:p>-2.23426E-017</text:p>
              </table:table-cell>
              <table:table-cell office:value-type="float" office:value="0">
                <text:p>0</text:p>
              </table:table-cell>
              <table:table-cell office:value-type="float" office:value="4.576566E-034">
                <text:p>4.576566E-034</text:p>
              </table:table-cell>
              <table:table-cell office:value-type="float" office:value="-3.85186E-034">
                <text:p>-3.85186E-034</text:p>
              </table:table-cell>
              <table:table-cell office:value-type="float" office:value="1.466093E-018">
                <text:p>1.466093E-018</text:p>
              </table:table-cell>
              <table:table-cell office:value-type="float" office:value="-1.051782E-016">
                <text:p>-1.051782E-016</text:p>
              </table:table-cell>
              <table:table-cell office:value-type="float" office:value="-1.076851E-020">
                <text:p>-1.076851E-020</text:p>
              </table:table-cell>
              <table:table-cell office:value-type="float" office:value="-1.367158E-033">
                <text:p>-1.367158E-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